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66EA51EF2EAB04A491.png" manifest:media-type="image/png"/>
  <manifest:file-entry manifest:full-path="Pictures/1000000000000632000002DD25D307425C64E18A.png" manifest:media-type="image/png"/>
  <manifest:file-entry manifest:full-path="Pictures/10000000000003D2000001E2CF0983A8937EC570.png" manifest:media-type="image/png"/>
  <manifest:file-entry manifest:full-path="Pictures/10000000000002D000000103AF652E029EC3D3AF.png" manifest:media-type="image/png"/>
  <manifest:file-entry manifest:full-path="Pictures/1000000000000486000002891F44F0E842EB3C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Standard_20__28_user_29_">
      <style:paragraph-properties fo:text-align="justify" style:justify-single-word="false"/>
      <style:text-properties style:font-name="Calibri" style:font-name-complex="Calibri1"/>
    </style:style>
    <style:style style:name="P3" style:family="paragraph" style:parent-style-name="Standard_20__28_user_29_">
      <style:paragraph-properties fo:text-align="justify" style:justify-single-word="false"/>
      <style:text-properties style:font-name="Calibri" fo:font-weight="bold" style:font-weight-asian="bold" style:font-name-complex="Calibri1" style:font-weight-complex="bold"/>
    </style:style>
    <style:style style:name="P4" style:family="paragraph" style:parent-style-name="Standard_20__28_user_29_">
      <style:paragraph-properties fo:text-align="justify" style:justify-single-word="false"/>
    </style:style>
    <style:style style:name="P5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Calibri" style:font-name-complex="Calibri1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Calibri" style:font-name-complex="Calibri1"/>
    </style:style>
    <style:style style:name="T1" style:family="text">
      <style:text-properties officeooo:rsid="001446a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2"/>
      <text:p text:style-name="P3">Outpu<text:span text:style-name="T1">t:</text:span></text:p>
      <text:p text:style-name="P4"/>
      <text:p text:style-name="P1"><draw:frame draw:style-name="fr1" draw:name="Image7" text:anchor-type="paragraph" svg:width="17cm" svg:height="9.488cm" draw:z-index="0"><draw:image xlink:href="Pictures/1000000000000632000002DD25D307425C64E18A.png" xlink:type="simple" xlink:show="embed" xlink:actuate="onLoad"/></draw:frame></text:p>
      <text:p text:style-name="P1"/>
      <text:p text:style-name="P1"><draw:frame draw:style-name="fr1" draw:name="Image6" text:anchor-type="paragraph" svg:width="17cm" svg:height="9.543cm" draw:z-index="1"><draw:image xlink:href="Pictures/10000000000003D2000001E2CF0983A8937EC570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8" text:anchor-type="paragraph" svg:x="0cm" svg:y="0.291cm" svg:width="17cm" svg:height="6.115cm" draw:z-index="2"><draw:image xlink:href="Pictures/10000000000002D000000103AF652E029EC3D3AF.png" xlink:type="simple" xlink:show="embed" xlink:actuate="onLoad"/></draw:frame></text:p>
      <text:p text:style-name="P1"/>
      <text:p text:style-name="P1"><draw:frame draw:style-name="fr3" draw:name="Image9" text:anchor-type="paragraph" svg:width="17cm" svg:height="9.527cm" draw:z-index="3"><draw:image xlink:href="Pictures/1000000000000486000002891F44F0E842EB3C26.png" xlink:type="simple" xlink:show="embed" xlink:actuate="onLoad"/></draw:frame></text:p>
      <text:p text:style-name="P1"/>
      <text:p text:style-name="P1"><draw:frame draw:style-name="fr1" draw:name="Image10" text:anchor-type="paragraph" svg:width="17cm" svg:height="10.86cm" draw:z-index="4"><draw:image xlink:href="Pictures/10000000000003C100000266EA51EF2EAB04A49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3:54:00</meta:creation-date>
    <meta:initial-creator>Tahseen Tamboli</meta:initial-creator>
    <dc:language>en-IN</dc:language>
    <dc:date>2019-03-13T10:03:32.198579807</dc:date>
    <meta:editing-cycles>11</meta:editing-cycles>
    <meta:editing-duration>PT14M59S</meta:editing-duration>
    <meta:generator>LibreOffice/5.1.6.2$Linux_X86_64 LibreOffice_project/10m0$Build-2</meta:generator>
    <meta:document-statistic meta:table-count="0" meta:image-count="5" meta:object-count="0" meta:page-count="3" meta:paragraph-count="1" meta:word-count="1" meta:character-count="7" meta:non-whitespace-character-count="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